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ddf" officeooo:paragraph-rsid="000ebddf"/>
    </style:style>
    <style:style style:name="P2" style:family="paragraph" style:parent-style-name="Standard">
      <style:text-properties fo:color="#c9211e" loext:opacity="100%" officeooo:rsid="000ebddf" officeooo:paragraph-rsid="000ebddf"/>
    </style:style>
    <style:style style:name="P3" style:family="paragraph" style:parent-style-name="Standard">
      <style:text-properties officeooo:rsid="000ebddf" officeooo:paragraph-rsid="000ebddf" fo:background-color="#530260"/>
    </style:style>
    <style:style style:name="P4" style:family="paragraph" style:parent-style-name="Standard">
      <style:text-properties fo:font-style="italic" officeooo:rsid="000ebddf" officeooo:paragraph-rsid="000ebddf" style:font-style-asian="italic" style:font-style-complex="italic"/>
    </style:style>
    <style:style style:name="T1" style:family="text">
      <style:text-properties officeooo:rsid="000f5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 abrir el programa, revisa todos los inactivos y, si la fecha es igual o anterior a la actual, automáticamente se activa</text:p>
      <text:p text:style-name="P1"/>
      <text:p text:style-name="P3">Corregir proceso y excepciones. Si no hay, da error.</text:p>
      <text:p text:style-name="P1"/>
      <text:p text:style-name="P2">Consultar un proceso.. El estado da la letra</text:p>
      <text:p text:style-name="P1"/>
      <text:p text:style-name="P3">En Datos, Tipo de trabajo al listarlo, “T” da corrección</text:p>
      <text:p text:style-name="P1"/>
      <text:p text:style-name="P3">Gráficas páginas, espacio entre todos – traducido – revisado</text:p>
      <text:p text:style-name="P3">Gráficas %, espacio entre objetivo – real</text:p>
      <text:p text:style-name="P1"/>
      <text:p text:style-name="P3">nombre de<text:span text:style-name="T1"> tabla</text:span> No acepta espacios pero dando error</text:p>
      <text:p text:style-name="P1"/>
      <text:p text:style-name="P3">proceso de.. a… debe ser desde… hasta</text:p>
      <text:p text:style-name="P1"/>
      <text:p text:style-name="P3">revisar todas las flechitas que estén alineadas »»</text:p>
      <text:p text:style-name="P4"/>
      <text:p text:style-name="P3">tabla al meter datos añadir visionado de los datos antes de s/n</text:p>
      <text:p text:style-name="P1"/>
      <text:p text:style-name="P3">en tabla no es carácter si no bloque para el precio</text:p>
      <text:p text:style-name="P1"/>
      <text:p text:style-name="P3">Orden de datos sobre el cliente: Contacto, mail, telefono — datos cliente</text:p>
      <text:p text:style-name="P1"/>
      <text:p text:style-name="P3">En proyecto he escrito ORIGIEN en lugar de ORIGEN</text:p>
      <text:p text:style-name="P1"/>
      <text:p text:style-name="P3">En proyecto palabras origen o destino sale la letra y debería salir la palabra</text:p>
      <text:p text:style-name="P1"/>
      <text:p text:style-name="P3">En Tabla, mostrarla antes de corregir</text:p>
      <text:p text:style-name="P1"/>
      <text:p text:style-name="P3">En proyecto si es de corrección, no deben aparecer todos los datos posteriores</text:p>
      <text:p text:style-name="P1"/>
      <text:p text:style-name="P3">En proyectos, al meter la tabla, te pide el nombre, debería pedir el ID</text:p>
      <text:p text:style-name="P1"/>
      <text:p text:style-name="P2">Corregir un proceso mira por lista y no por ID y no deja avanzar</text:p>
      <text:p text:style-name="P1"/>
      <text:p text:style-name="P3">Error al añadir procesos a un proyecto de Corrección</text:p>
      <text:p text:style-name="P1"/>
      <text:p text:style-name="P3">Proceso, fecha automática no funcio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0:17:46.001000000</meta:creation-date>
    <dc:date>2023-11-15T11:37:43.799000000</dc:date>
    <meta:editing-duration>P1DT1H20M1S</meta:editing-duration>
    <meta:editing-cycles>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0" meta:word-count="204" meta:character-count="1166" meta:non-whitespace-character-count="978"/>
  </office:meta>
</office:document-meta>
</file>